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8cm"/>
    </style:style>
    <style:style style:name="co3" style:family="table-column">
      <style:table-column-properties fo:break-before="auto" style:column-width="6.7945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18.2245cm"/>
    </style:style>
    <style:style style:name="co6" style:family="table-column">
      <style:table-column-properties fo:break-before="auto" style:column-width="20.19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3">
            <text:p><text:a xlink:href="https://www.aliexpress.us/item/3256807740566993.html">https://www.aliexpress.us/item/3256807740566993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, 9mm wid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3">
            <text:p><text:a xlink:href="https://www.aliexpress.us/item/2251832619475189.html">https://www.aliexpress.us/item/2251832619475189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(REDO)</text:p>
          </table:table-cell>
          <table:table-cell office:value-type="string" table:style-name="ce3">
            <text:p><text:a xlink:href="https://www.amazon.com/DACHOO-Circular-Thickness-Materials-21x19x500mm/dp/B0DFPW5SPD?th=1">https://www.amazon.com/DACHOO-Circular-Thickness-Materials-21x19x500mm/dp/B0DFPW5SPD?th=1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3">
            <text:p><text:a xlink:href="https://odriverobotics.com/shop/odrive-v36">https://odriverobotics.com/shop/odrive-v36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3">
            <text:p><text:a xlink:href="https://www.digikey.com/en/products/detail/ams-osram-usa-inc/AS5047P-ADAPTERBOARD/5452344">https://www.digikey.com/en/products/detail/ams-osram-usa-inc/AS5047P-ADAPTERBOARD/5452344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digikey.com/en/products/detail/sparkfun-electronics/20360/16688096">https://www.digikey.com/en/products/detail/sparkfun-electronics/20360/16688096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(LOOK<text:s/></text:p>
          </table:table-cell>
          <table:table-cell office:value-type="string" table:style-name="ce4">
            <text:p><text:a xlink:href="https://tinkersphere.com/teensy-boards/1195-teensy-lc.html">https://tinkersphere.com/teensy-boards/1195-teensy-lc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</text:p>
          </table:table-cell>
          <table:table-cell office:value-type="string" table:style-name="ce4">
            <text:p><text:a xlink:href="https://www.amazon.com/DZS-Elec-Adjustable-Electronic-Stabilizer/dp/B06XRN7NFQ/ref=sr_1_1_ssp">https://www.amazon.com/DZS-Elec-Adjustable-Electronic-Stabilizer/dp/B06XRN7NFQ/ref=sr_1_1_ssp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aliexpress.us/item/3256809268757802.html">https://www.aliexpress.us/item/3256809268757802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 (DIP option)</text:p>
          </table:table-cell>
          <table:table-cell office:value-type="string" table:style-name="ce3">
            <text:p><text:a xlink:href="https://www.aliexpress.us/item/3256806527449638.html">https://www.aliexpress.us/item/3256806527449638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/fem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USE THIS FOR MALE AND FEMALE)</text:p>
          </table:table-cell>
          <table:table-cell office:value-type="string" table:style-name="ce3">
            <text:p><text:a xlink:href="https://www.amazon.com/ANMBEST-Connector-Terminal-Breakout-Assortment/dp/B096981S4M/ref=sr_1_4">https://www.amazon.com/ANMBEST-Connector-Terminal-Breakout-Assortment/dp/B096981S4M/ref=sr_1_4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liexpress.com/i/2251832663058890.html">https://www.aliexpress.com/i/2251832663058890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3887219995.html">https://www.aliexpress.us/item/3256803887219995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9009929615.html">https://www.aliexpress.us/item/3256809009929615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mazon.com/SunFounder-Serial-Module-Display-Arduino/dp/B019K5X53O">https://www.amazon.com/SunFounder-Serial-Module-Display-Arduino/dp/B019K5X53O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4">
            <text:p><text:a xlink:href="https://www.wireandcableyourway.com/belden-9536-24-awg-6-conductor-shielded-computer-cable">https://www.wireandcableyourway.com/belden-9536-24-awg-6-conductor-shielded-computer-cable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<text:s/></text:p>
          </table:table-cell>
          <table:table-cell office:value-type="string" table:style-name="ce4">
            <text:p><text:a xlink:href="https://www.aliexpress.us/item/3256807472524184.html">https://www.aliexpress.us/item/3256807472524184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<text:s/></text:p>
          </table:table-cell>
          <table:table-cell office:value-type="string" table:style-name="ce4">
            <text:p><text:a xlink:href="https://www.adafruit.com/product/3221">https://www.adafruit.com/product/3221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4">
            <text:p><text:a xlink:href="https://www.amazon.com/Momentary-Button-Waterproof-Terminal-Mounting/dp/B07R9TYB8H">https://www.amazon.com/Momentary-Button-Waterproof-Terminal-Mounting/dp/B07R9TYB8H</text:a></text:p>
          </table:table-cell>
          <table:table-cell table:number-columns-repeated="16378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4">
            <text:p><text:a xlink:href="https://hobbyking.com/en_us/turnigy-4000mah-6s-30c-lipo-pack-w-xt90.html">https://hobbyking.com/en_us/turnigy-4000mah-6s-30c-lipo-pack-w-xt90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4">
            <text:p><text:a xlink:href="https://www.amazon.com/URGENEX-Battery-1000mAh-Rechargeable-Compatible/dp/B0FFBB59TM?th=1">https://www.amazon.com/URGENEX-Battery-1000mAh-Rechargeable-Compatible/dp/B0FFBB59TM?th=1</text:a></text:p>
          </table:table-cell>
          <table:table-cell table:number-columns-repeated="16378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4">
            <text:p><text:a xlink:href="https://www.aliexpress.com/item/32814388857.html">https://www.aliexpress.com/item/32814388857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4">
            <text:p><text:a xlink:href="https://www.amazon.com/6804RS-Bearing-20x32x7mm-Precision-Bearings/dp/B093GFLLLF/ref=sr_1_4">https://www.amazon.com/6804RS-Bearing-20x32x7mm-Precision-Bearings/dp/B093GFLLLF/ref=sr_1_4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4">
            <text:p><text:a xlink:href="https://www.aliexpress.com/item/4000110681895.html">https://www.aliexpress.com/item/4000110681895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4">
            <text:p><text:a xlink:href="https://www.aliexpress.us/item/3256808232283523.html">https://www.aliexpress.us/item/3256808232283523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4">
            <text:p><text:a xlink:href="https://www.amazon.com/Bearing-Shielded-8x22x7-Miniature-Bearings/dp/B002BBICBK">https://www.amazon.com/Bearing-Shielded-8x22x7-Miniature-Bearings/dp/B002BBICBK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4">
            <text:p><text:a xlink:href="https://www.aliexpress.us/item/3256807002938744.html">https://www.aliexpress.us/item/3256807002938744.html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4">
            <text:p><text:a xlink:href="https://www.ebay.com/itm/272646161855">https://www.ebay.com/itm/272646161855</text:a></text:p>
          </table:table-cell>
          <table:table-cell table:number-columns-repeated="16378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4">
            <text:p><text:a xlink:href="https://www.digikey.com/en/products/detail/essentra-components/16FW002032B/9676765">https://www.digikey.com/en/products/detail/essentra-components/16FW002032B/9676765</text:a></text:p>
          </table:table-cell>
          <table:table-cell office:value-type="string" table:style-name="ce1">
            <text:p>old: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4">
            <text:p><text:a xlink:href="https://www.digikey.com/en/products/detail/essentra-components/13ME003/11638916">https://www.digikey.com/en/products/detail/essentra-components/13ME003/11638916</text:a></text:p>
          </table:table-cell>
          <table:table-cell office:value-type="string" table:style-name="ce1">
            <text:p>old: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6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amez Bruton</meta:initial-creator>
    <dc:creator>Larkin, Michael</dc:creator>
    <meta:creation-date>2015-06-05T18:17:20Z</meta:creation-date>
    <dc:date>2025-09-11T17:07:43Z</dc:date>
  </office:meta>
</office:document-meta>
</file>